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LKREXX+LMSans10-Regular" svg:font-family="LKREXX+LMSans10-Regular" style:font-family-generic="swiss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032cm"/>
    </style:style>
    <style:style style:name="Tableau1.B" style:family="table-column">
      <style:table-column-properties style:column-width="3.334cm"/>
    </style:style>
    <style:style style:name="Tableau1.C" style:family="table-column">
      <style:table-column-properties style:column-width="3.651cm"/>
    </style:style>
    <style:style style:name="Tableau1.D" style:family="table-column">
      <style:table-column-properties style:column-width="4.789cm"/>
    </style:style>
    <style:style style:name="Tableau1.E" style:family="table-column">
      <style:table-column-properties style:column-width="4.20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4.7cm" table:align="left"/>
    </style:style>
    <style:style style:name="Tableau2.A" style:family="table-column">
      <style:table-column-properties style:column-width="14.7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font-name-asian="Arial-BoldMT" style:font-size-asian="12pt" style:font-name-complex="Arial-BoldMT" style:font-size-complex="12pt"/>
    </style:style>
    <style:style style:name="P10" style:family="paragraph" style:parent-style-name="Standard">
      <style:paragraph-properties style:text-autospace="none"/>
      <style:text-properties fo:color="#000000" style:font-name="Times New Roman" fo:font-size="12pt" style:font-name-asian="ArialMT" style:font-size-asian="12pt" style:font-name-complex="ArialMT" style:font-size-complex="12pt"/>
    </style:style>
    <style:style style:name="P11" style:family="paragraph" style:parent-style-name="Standard">
      <style:paragraph-properties style:text-autospace="none"/>
      <style:text-properties fo:color="#000000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text-properties fo:color="#000000" style:font-name="Times New Roman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4" style:family="paragraph" style:parent-style-name="Standard">
      <style:paragraph-properties style:text-autospace="none"/>
      <style:text-properties fo:color="#000000" style:font-name="Times New Roman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5" style:family="paragraph" style:parent-style-name="Standard">
      <style:paragraph-properties style:text-autospace="none"/>
      <style:text-properties fo:color="#000000" style:font-name="Times New Roman" fo:font-size="14pt" style:text-underline-style="solid" style:text-underline-width="auto" style:text-underline-color="font-color" fo:font-weight="normal" style:font-name-asian="ArialMT" style:font-size-asian="14pt" style:font-weight-asian="normal" style:font-name-complex="ArialMT" style:font-size-complex="14pt" style:font-weight-complex="normal"/>
    </style:style>
    <style:style style:name="P16" style:family="paragraph" style:parent-style-name="Standard">
      <style:paragraph-properties style:text-autospace="none"/>
      <style:text-properties fo:color="#000000" style:font-name="Times New Roman" fo:font-size="14pt" style:text-underline-style="none" fo:font-weight="normal" style:font-name-asian="ArialMT" style:font-size-asian="14pt" style:font-weight-asian="normal" style:font-name-complex="ArialMT" style:font-size-complex="14pt" style:font-weight-complex="normal"/>
    </style:style>
    <style:style style:name="P17" style:family="paragraph" style:parent-style-name="Standard">
      <style:paragraph-properties style:text-autospace="none"/>
      <style:text-properties fo:color="#000000" style:font-name="Times New Roman" fo:font-size="14pt" fo:font-weight="normal" style:font-name-asian="ArialMT" style:font-size-asian="14pt" style:font-weight-asian="normal" style:font-name-complex="ArialMT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style:text-autospace="none"/>
      <style:text-properties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Times New Roman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23" style:family="paragraph" style:parent-style-name="Standard">
      <style:paragraph-properties style:text-autospace="none"/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style:text-autospace="none"/>
      <style:text-properties style:font-name="Times New Roman" fo:font-size="14pt" style:font-name-asian="ArialMT" style:font-size-asian="14pt" style:font-name-complex="ArialM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bold" style:font-name-asian="Times New Roman1" style:font-size-asian="10.5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bold" style:font-name-asian="Times New Roman1" style:font-size-asian="10.5pt" style:font-weight-asian="bold" style:font-name-complex="Times New Roman1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1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1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LKREXX+LMSans10-Regular" fo:font-size="11pt" style:font-name-asian="LKREXX+LMSans10-Regular" style:font-size-asian="11pt" style:font-name-complex="LKREXX+LMSans10-Regular" style:font-size-complex="11pt"/>
    </style:style>
    <style:style style:name="P36" style:family="paragraph" style:parent-style-name="Standard">
      <style:paragraph-properties style:text-autospace="none"/>
      <style:text-properties style:font-name="LKREXX+LMSans10-Regular" fo:font-size="11pt" style:font-name-asian="LKREXX+LMSans10-Regular" style:font-size-asian="11pt" style:font-name-complex="LKREXX+LMSans10-Regular" style:font-size-complex="11pt"/>
    </style:style>
    <style:style style:name="P37" style:family="paragraph" style:parent-style-name="Standard">
      <style:paragraph-properties style:text-autospace="none"/>
      <style:text-properties style:font-name="LKREXX+LMSans10-Regular" fo:font-size="12pt" style:font-name-asian="LKREXX+LMSans10-Regular" style:font-size-asian="12pt" style:font-name-complex="LKREXX+LMSans10-Regular" style:font-size-complex="12pt"/>
    </style:style>
    <style:style style:name="P38" style:family="paragraph" style:parent-style-name="Standard">
      <style:paragraph-properties style:text-autospace="none"/>
      <style:text-properties style:font-name="LKREXX+LMSans10-Regular" fo:font-size="12pt" fo:font-weight="bold" style:font-name-asian="LKREXX+LMSans10-Regular" style:font-size-asian="12pt" style:font-weight-asian="bold" style:font-name-complex="LKREXX+LMSans10-Regular" style:font-size-complex="12pt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LKREXX+LMSans10-Regular" fo:font-size="12pt" fo:font-weight="normal" style:font-name-asian="LKREXX+LMSans10-Regular" style:font-size-asian="12pt" style:font-weight-asian="normal" style:font-name-complex="LKREXX+LMSans10-Regular" style:font-size-complex="12pt" style:font-weight-complex="normal"/>
    </style:style>
    <style:style style:name="P40" style:family="paragraph" style:parent-style-name="Standard">
      <style:paragraph-properties style:text-autospace="none"/>
      <style:text-properties style:font-name="LKREXX+LMSans10-Regular" fo:font-size="12pt" fo:font-weight="normal" style:font-name-asian="LKREXX+LMSans10-Regular" style:font-size-asian="12pt" style:font-weight-asian="normal" style:font-name-complex="LKREXX+LMSans10-Regular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0pt" style:font-name-asian="LKREXX+LMSans10-Regular" style:font-size-asian="10pt" style:font-name-complex="LKREXX+LMSans10-Regular" style:font-size-complex="10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" fo:font-size="10pt" style:font-name-asian="LKREXX+LMSans10-Regular" style:font-size-asian="10pt" style:font-name-complex="LKREXX+LMSans10-Regular" style:font-size-complex="10pt"/>
    </style:style>
    <style:style style:name="P43" style:family="paragraph" style:parent-style-name="Standard">
      <style:paragraph-properties style:text-autospace="none"/>
      <style:text-properties style:font-name="Times New Roman2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P44" style:family="paragraph" style:parent-style-name="Standard">
      <style:paragraph-properties style:text-autospace="none"/>
      <style:text-properties style:font-name="Times New Roman2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45" style:family="paragraph" style:parent-style-name="Standard">
      <style:paragraph-properties fo:text-align="start" style:justify-single-word="false" fo:padding="0.049cm" fo:border="0.06pt solid #000000" style:shadow="none"/>
    </style:style>
    <style:style style:name="P46" style:family="paragraph" style:parent-style-name="Standard">
      <style:paragraph-properties fo:text-align="start" style:justify-single-word="false" fo:padding="0.049cm" fo:border="0.06pt solid #000000" style:shadow="none"/>
      <style:text-properties fo:font-size="12pt" fo:font-weight="normal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 fo:padding="0.049cm" fo:border="0.06pt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 fo:padding="0.049cm" fo:border="0.06pt solid #000000" style:shadow="non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1" style:font-name-asian="Times New Roman1" style:font-name-complex="Times New Roman1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1"/>
    </style:style>
    <style:style style:name="P52" style:family="paragraph" style:parent-style-name="Preformatted_20_Text">
      <style:paragraph-properties fo:margin-top="0cm" fo:margin-bottom="0.499cm"/>
    </style:style>
    <style:style style:name="P53" style:family="paragraph" style:parent-style-name="Standard">
      <style:paragraph-properties fo:text-align="start" style:justify-single-word="false" fo:break-before="page"/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2" style:family="paragraph" style:parent-style-name="Standard" style:list-style-name="L8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3" style:family="paragraph" style:parent-style-name="Standard" style:list-style-name="L9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4" style:family="paragraph" style:parent-style-name="Standard" style:list-style-name="L10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</style:style>
    <style:style style:name="P67" style:family="paragraph" style:parent-style-name="Text_20_body" style:list-style-name="L1"/>
    <style:style style:name="P68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position="33% 80%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name-asian="Arial-BoldItalicMT" style:font-size-asian="12pt" style:font-weight-asian="normal" style:font-name-complex="Arial-BoldItalicMT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3737cc"/>
    </style:style>
    <style:style style:name="T11" style:family="text">
      <style:text-properties fo:color="#000000"/>
    </style:style>
    <style:style style:name="T12" style:family="text">
      <style:text-properties fo:color="#000000" style:font-name-asian="ArialMT" style:font-name-complex="ArialMT"/>
    </style:style>
    <style:style style:name="T13" style:family="text">
      <style:text-properties fo:color="#000000" style:font-name-asian="Arial-ItalicMT" style:font-name-complex="Arial-ItalicMT"/>
    </style:style>
    <style:style style:name="T14" style:family="text">
      <style:text-properties fo:color="#000000" style:text-underline-style="solid" style:text-underline-width="auto" style:text-underline-color="font-color" style:font-name-asian="ArialMT" style:font-name-complex="ArialM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7" style:family="text">
      <style:text-properties fo:color="#000000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18" style:family="text">
      <style:text-properties fo:color="#000000" fo:font-size="12pt" style:font-size-asian="12pt" style:font-size-complex="12pt"/>
    </style:style>
    <style:style style:name="T19" style:family="text">
      <style:text-properties fo:color="#000000" fo:font-size="12pt" style:font-name-asian="Arial-ItalicMT" style:font-size-asian="12pt" style:font-name-complex="Arial-ItalicMT" style:font-size-complex="12pt"/>
    </style:style>
    <style:style style:name="T20" style:family="text">
      <style:text-properties fo:color="#000000" style:text-underline-style="none" fo:font-weight="normal" style:font-weight-asian="normal" style:font-weight-complex="normal"/>
    </style:style>
    <style:style style:name="T21" style:family="text">
      <style:text-properties style:font-name-asian="Arial-BoldItalicMT" style:font-name-complex="Arial-BoldItalicMT"/>
    </style:style>
    <style:style style:name="T22" style:family="text">
      <style:text-properties style:font-name-asian="Arial-ItalicMT" style:font-name-complex="Arial-ItalicMT"/>
    </style:style>
    <style:style style:name="T23" style:family="text">
      <style:text-properties style:font-name-asian="ArialMT" style:font-name-complex="ArialM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7" style:family="text">
      <style:text-properties style:font-name="Times New Roman1" fo:font-size="12pt" style:text-underline-style="solid" style:text-underline-width="auto" style:text-underline-color="font-color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8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29" style:family="text">
      <style:text-properties style:font-size-asian="12pt"/>
    </style:style>
    <style:style style:name="T30" style:family="text">
      <style:text-properties style:font-name="LKREXX+LMSans10-Regular" fo:font-size="11pt" style:font-name-asian="LKREXX+LMSans10-Regular" style:font-size-asian="11pt" style:font-name-complex="LKREXX+LMSans10-Regular" style:font-size-complex="11pt"/>
    </style:style>
    <style:style style:name="T31" style:family="text">
      <style:text-properties style:font-name="LKREXX+LMSans10-Regular" fo:font-size="11pt" fo:font-weight="bold" style:font-name-asian="LKREXX+LMSans10-Regular" style:font-size-asian="11pt" style:font-weight-asian="bold" style:font-name-complex="LKREXX+LMSans10-Regular" style:font-size-complex="11pt" style:font-weight-complex="bold"/>
    </style:style>
    <style:style style:name="T32" style:family="text">
      <style:text-properties style:font-name="LKREXX+LMSans10-Regular" fo:font-size="12pt" fo:font-weight="normal" style:font-name-asian="LKREXX+LMSans10-Regular" style:font-size-asian="12pt" style:font-weight-asian="normal" style:font-name-complex="LKREXX+LMSans10-Regular" style:font-size-complex="12pt" style:font-weight-complex="normal"/>
    </style:style>
    <style:style style:name="T33" style:family="text">
      <style:text-properties style:font-name="LKREXX+LMSans10-Regular" fo:font-size="12pt" fo:font-weight="bold" style:font-name-asian="LKREXX+LMSans10-Regular" style:font-size-asian="12pt" style:font-weight-asian="bold" style:font-name-complex="LKREXX+LMSans10-Regular" style:font-size-complex="12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urs 1 BASES DE DONNES</text:p>
      <text:p text:style-name="P3">Frederic Lardeux</text:p>
      <text:p text:style-name="P1"/>
      <text:p text:style-name="P2"/>
      <text:p text:style-name="P45">SIRIUS <text:s/>accessible par l'exterieur en SSH.</text:p>
      <text:p text:style-name="P45">ssh <text:a xlink:type="simple" xlink:href="mailto:login@sirius.info.univ-angers.fr">login@sirius.info.univ-angers.fr</text:a></text:p>
      <text:p text:style-name="P45">de la fac sirius direct</text:p>
      <text:p text:style-name="P45"/>
      <text:p text:style-name="P45">FORGE forge.info.univ-angers.fr/wiki</text:p>
      <text:p text:style-name="P45"/>
      <text:p text:style-name="P45">backup dans la console synchronise le fichier de sauvegarde sur le serveur.</text:p>
      <text:p text:style-name="P45"/>
      <text:p text:style-name="P2"/>
      <text:p text:style-name="P2">SGBD systeme de gestion de bases de donnees</text:p>
      <text:p text:style-name="P2">LDD langage de definition des domaines</text:p>
      <text:p text:style-name="P2">LMD langage de manipulation des donnes</text:p>
      <text:p text:style-name="P2">SGBDR <text:s/>SGBD Relationnelle</text:p>
      <text:p text:style-name="P2"/>
      <text:p text:style-name="P2">Domaine, c'est un ensemble de valeurs de meme type</text:p>
      <text:p text:style-name="P2"/>
      <text:p text:style-name="P25">OPERATIONS d'ALGEBRE RELATIONNEL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49"/>
          </table:table-cell>
          <table:table-cell table:style-name="Tableau1.A1" office:value-type="string">
            <text:p text:style-name="P49"/>
          </table:table-cell>
          <table:table-cell table:style-name="Tableau1.A1" office:value-type="string">
            <text:p text:style-name="P49"/>
          </table:table-cell>
          <table:table-cell table:style-name="Tableau1.A1" office:value-type="string">
            <text:p text:style-name="P49"/>
          </table:table-cell>
          <table:table-cell table:style-name="Tableau1.E1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49">U</text:p>
          </table:table-cell>
          <table:table-cell table:style-name="Tableau1.A2" office:value-type="string">
            <text:p text:style-name="P49">UNION</text:p>
          </table:table-cell>
          <table:table-cell table:style-name="Tableau1.A2" office:value-type="string">
            <text:p text:style-name="P49">=A U B</text:p>
          </table:table-cell>
          <table:table-cell table:style-name="Tableau1.A2" office:value-type="string">
            <text:p text:style-name="P49">Domaines avec meme attributs</text:p>
          </table:table-cell>
          <table:table-cell table:style-name="Tableau1.E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50">-</text:p>
          </table:table-cell>
          <table:table-cell table:style-name="Tableau1.A2" office:value-type="string">
            <text:p text:style-name="P49">DIFFERENCE</text:p>
          </table:table-cell>
          <table:table-cell table:style-name="Tableau1.A2" office:value-type="string">
            <text:p text:style-name="P49"><text:s/>=A – B</text:p>
            <text:p text:style-name="P49"/>
          </table:table-cell>
          <table:table-cell table:style-name="Tableau1.A2" office:value-type="string">
            <text:p text:style-name="P49">Domaines avec meme attributs</text:p>
          </table:table-cell>
          <table:table-cell table:style-name="Tableau1.E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50">x</text:p>
          </table:table-cell>
          <table:table-cell table:style-name="Tableau1.A2" office:value-type="string">
            <text:p text:style-name="P49">PRODUIT CARTESIEN</text:p>
          </table:table-cell>
          <table:table-cell table:style-name="Tableau1.A2" office:value-type="string">
            <text:p text:style-name="P49">= A x B</text:p>
          </table:table-cell>
          <table:table-cell table:style-name="Tableau1.A2" office:value-type="string">
            <text:p text:style-name="P49">Domaines avec meme attributs</text:p>
          </table:table-cell>
          <table:table-cell table:style-name="Tableau1.E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50">∏</text:p>
          </table:table-cell>
          <table:table-cell table:style-name="Tableau1.A2" office:value-type="string">
            <text:p text:style-name="P49">PROJECTION</text:p>
          </table:table-cell>
          <table:table-cell table:style-name="Tableau1.A2" office:value-type="string">
            <text:p text:style-name="P50">=∏attributs(domaine)</text:p>
          </table:table-cell>
          <table:table-cell table:style-name="Tableau1.A2" office:value-type="string">
            <text:p text:style-name="P49">Decoupage vertical</text:p>
          </table:table-cell>
          <table:table-cell table:style-name="Tableau1.E2" office:value-type="string">
            <text:p text:style-name="P49">Suppression de certaines colonnes</text:p>
          </table:table-cell>
        </table:table-row>
        <table:table-row>
          <table:table-cell table:style-name="Tableau1.A2" office:value-type="string">
            <text:p text:style-name="P51">σ</text:p>
          </table:table-cell>
          <table:table-cell table:style-name="Tableau1.A2" office:value-type="string">
            <text:p text:style-name="P49">SELECTION</text:p>
          </table:table-cell>
          <table:table-cell table:style-name="Tableau1.A2" office:value-type="string">
            <text:p text:style-name="P51">=σcondition(domaine)</text:p>
          </table:table-cell>
          <table:table-cell table:style-name="Tableau1.A2" office:value-type="string">
            <text:p text:style-name="P49">Decoupage horizontal</text:p>
          </table:table-cell>
          <table:table-cell table:style-name="Tableau1.E2" office:value-type="string">
            <text:p text:style-name="P49">Suppression de certaines lignes ne respectant pas la condition</text:p>
          </table:table-cell>
        </table:table-row>
        <table:table-row>
          <table:table-cell table:style-name="Tableau1.A2" office:value-type="string">
            <text:p text:style-name="P50">∩ </text:p>
          </table:table-cell>
          <table:table-cell table:style-name="Tableau1.A2" office:value-type="string">
            <text:p text:style-name="P49">INTERSECTION</text:p>
          </table:table-cell>
          <table:table-cell table:style-name="Tableau1.A2" office:value-type="string">
            <text:p text:style-name="P50">A ∩ B</text:p>
          </table:table-cell>
          <table:table-cell table:style-name="Tableau1.A2" office:value-type="string">
            <text:p text:style-name="P49">Domaines avec meme attributs</text:p>
          </table:table-cell>
          <table:table-cell table:style-name="Tableau1.E2" office:value-type="string">
            <text:p text:style-name="P50">A ∩ B = A - (A-B)</text:p>
          </table:table-cell>
        </table:table-row>
        <table:table-row>
          <table:table-cell table:style-name="Tableau1.A2" office:value-type="string">
            <text:p text:style-name="P49"/>
          </table:table-cell>
          <table:table-cell table:style-name="Tableau1.A2" office:value-type="string">
            <text:p text:style-name="P49">JOINTURE</text:p>
          </table:table-cell>
          <table:table-cell table:style-name="Tableau1.A2" office:value-type="string">
            <text:p text:style-name="P49">A x B</text:p>
          </table:table-cell>
          <table:table-cell table:style-name="Tableau1.A2" office:value-type="string">
            <text:p text:style-name="P49">Sur deux domaines avec un attribut conjoint</text:p>
          </table:table-cell>
          <table:table-cell table:style-name="Tableau1.E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50"/>
          </table:table-cell>
          <table:table-cell table:style-name="Tableau1.A2" office:value-type="string">
            <text:p text:style-name="P49">QUOTIENT</text:p>
          </table:table-cell>
          <table:table-cell table:style-name="Tableau1.A2" office:value-type="string">
            <text:p text:style-name="P49">A B</text:p>
          </table:table-cell>
          <table:table-cell table:style-name="Tableau1.A2" office:value-type="string">
            <text:p text:style-name="P49">Les attributs de B contenus dans ceux de A pour A/B</text:p>
          </table:table-cell>
          <table:table-cell table:style-name="Tableau1.E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49"/>
          </table:table-cell>
          <table:table-cell table:style-name="Tableau1.A2" office:value-type="string">
            <text:p text:style-name="P49">DEMI JOINTURE</text:p>
          </table:table-cell>
          <table:table-cell table:style-name="Tableau1.A2" office:value-type="string">
            <text:p text:style-name="P49">A x B</text:p>
          </table:table-cell>
          <table:table-cell table:style-name="Tableau1.A2" office:value-type="string">
            <text:p text:style-name="P49">A demi-jointure de B, c'est la jointure en gardant que les attributs de A</text:p>
          </table:table-cell>
          <table:table-cell table:style-name="Tableau1.E2" office:value-type="string">
            <text:p text:style-name="P49"/>
          </table:table-cell>
        </table:table-row>
      </table:table>
      <text:p text:style-name="P2"/>
      <text:p text:style-name="P2"/>
      <text:p text:style-name="P3"/>
      <text:p text:style-name="P3"><text:soft-page-break/></text:p>
      <text:p text:style-name="P3">Cours base de données 2</text:p>
      <text:p text:style-name="P3">utilisation mysql</text:p>
      <text:p text:style-name="P3"/>
      <text:p text:style-name="P4"/>
      <text:p text:style-name="P46">pour créer une base mysql depuis la console :</text:p>
      <text:p text:style-name="P46"/>
      <text:p text:style-name="P46"><text:tab/>depuis mon compte utilisateur :</text:p>
      <text:p text:style-name="P46"><text:tab/><text:span text:style-name="T1">sudo service mysql start</text:span></text:p>
      <text:p text:style-name="P46"><text:tab/><text:tab/>(pour démarrer le servuer mysql)</text:p>
      <text:p text:style-name="P46"><text:tab/><text:span text:style-name="T1">mysql -u root -p</text:span></text:p>
      <text:p text:style-name="P46"><text:tab/><text:tab/>(on nous demande le mot de passe puis on rentre dans mysql)</text:p>
      <text:p text:style-name="P46"><text:tab/><text:span text:style-name="T1">create database essai_base ;</text:span></text:p>
      <text:p text:style-name="P46"><text:tab/><text:tab/>(la base est créée)</text:p>
      <text:p text:style-name="P46"><text:span text:style-name="T2"><text:tab/></text:span><text:span text:style-name="T1">show databases ;</text:span></text:p>
      <text:p text:style-name="P46"><text:tab/><text:tab/>(pour voir toutes les bases dans mysql)</text:p>
      <text:p text:style-name="P46"><text:tab/><text:span text:style-name="T1">set password for 'non_utilisateur'@'localhost'=pasword('mot_de_passe') ;</text:span></text:p>
      <text:p text:style-name="P47"><text:tab/><text:span text:style-name="T6">(créer un mot de passe pour un utilisateur)</text:span></text:p>
      <text:p text:style-name="P47"><text:tab/>use nom_base ;</text:p>
      <text:p text:style-name="P46"><text:span text:style-name="T1"><text:tab/><text:tab/></text:span>(pour rentrer dans la base nom_base)</text:p>
      <text:p text:style-name="P46"><text:tab/><text:tab/></text:p>
      <text:p text:style-name="P46"><text:tab/><text:span text:style-name="T1">quit</text:span><text:tab/>(pour quitter la database)</text:p>
      <text:p text:style-name="P46"><text:tab/><text:span text:style-name="T1">mysql -u essai_base -p</text:span></text:p>
      <text:p text:style-name="P46"><text:tab/><text:tab/>(pour entrer dans la base, il demande le mot de passe)</text:p>
      <text:p text:style-name="P46"><text:tab/><text:span text:style-name="T1">sudo service mysql stop</text:span><text:tab/>(pour arreter le serveur mysql)</text:p>
      <text:p text:style-name="P46"><text:tab/> <text:span text:style-name="T1">exit<text:tab/><text:tab/></text:span>(pour quitter le mode root et revenir utilisateur principal)</text:p>
      <text:p text:style-name="P46"/>
      <text:p text:style-name="P4"/>
      <text:p text:style-name="P4">docs sur mysql sur <text:a xlink:type="simple" xlink:href="http://dev.mysql.com/doc/refman/..../index.html">http://dev.mysql.com/doc/refman/..../index.html</text:a></text:p>
      <text:p text:style-name="P4"><text:tab/><text:tab/><text:tab/><text:a xlink:type="simple" xlink:href="http://dev.mysql.com/doc/refman/5.0/fr/index.html">http://dev.mysql.com/doc/refman/5.0/fr/index.html</text:a> </text:p>
      <text:p text:style-name="P4"><text:tab/><text:tab/><text:a xlink:type="simple" xlink:href="http://doc.ubuntu-fr.org/mysql">http://doc.ubuntu-fr.org/mysql</text:a> </text:p>
      <text:p text:style-name="Standard"/>
      <text:p text:style-name="P41"><text:span text:style-name="T24">mysql workbench :<text:tab/> saisir/voir des données, créer/administrer </text:span>des serveurs, ...</text:p>
      <text:p text:style-name="P42">phpmyadmin pour l’interface avec le Web</text:p>
      <text:p text:style-name="P36"/>
      <text:p text:style-name="Standard"><text:span text:style-name="T6">rentrer dans mysql <text:tab/></text:span>dans<text:span text:style-name="T6"> la console<text:tab/>simple interpreteur <text:tab/>mysql</text:span></text:p>
      <text:p text:style-name="P4"><text:tab/><text:tab/><text:tab/>interface graphique<text:tab/>mysqlc</text:p>
      <text:p text:style-name="P4"><text:tab/><text:tab/><text:tab/>administrateur<text:tab/><text:tab/>mysql -admin</text:p>
      <text:p text:style-name="P4"/>
      <text:p text:style-name="P4"><text:span text:style-name="T3">supports en ligne des cours :</text:span><text:tab/> <text:s/>http:// <text:s/>forge.info.univ-angers.fr/~lardeux/LicPro/</text:p>
      <text:p text:style-name="P4"/>
      <text:p text:style-name="P4">CREATE TABLE nom_table (champ1 type etc, champ2 type etc, …) ;</text:p>
      <text:p text:style-name="P4">SHOW TABLES ; <text:tab/>(nous montre les tables da la base ouverte)</text:p>
      <text:p text:style-name="P4">DESCRIBE nom_table ; <text:tab/>(decrit la table)</text:p>
      <text:p text:style-name="P4">SELECT*FROM <text:s/>nom_table ;<text:tab/>(decrit tous les elements, enregistrement de la table)</text:p>
      <text:p text:style-name="P4">ALTER TABLE nom_table ADD primary key (nom_champ) ; <text:s text:c="3"/>(ajoute cle primaire au champ cité)</text:p>
      <text:p text:style-name="P4"><text:soft-page-break/>INSERT INTO nom_table (nom_champ1,nom_champ2,...) VALUES ('valeurs1','valeurs2','...') ;</text:p>
      <text:p text:style-name="P4"><text:tab/>(rentre un enregistrement dans la table)</text:p>
      <text:p text:style-name="P4">UPDATE (nom_table SET …)</text:p>
      <text:p text:style-name="P4">DELETE <text:s/>pour effacer une ou plusieurs lignes avec une condition</text:p>
      <text:p text:style-name="P4">DROP TABLE nom_table ;<text:tab/><text:tab/>(efface toute la table)</text:p>
      <text:p text:style-name="P21">UPDATE <text:span text:style-name="T21">Personnes </text:span>SET <text:span text:style-name="T22">téléphone</text:span>=’0156281469’ WHERE</text:p>
      <text:p text:style-name="P22"><text:span text:style-name="T22">nom</text:span>=‘Martin’ AND <text:span text:style-name="T22">prénom </text:span>= ‘Pierre’</text:p>
      <text:p text:style-name="P19">Cet exemple modifie le numéro de téléphone de Martin Pierre.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2">UPDATE jeux_video SET prix = 10, nbre_joueurs_max = 32 WHERE ID = 51</text:p>
          </table:table-cell>
        </table:table-row>
      </table:table>
      <text:p text:style-name="Text_20_body">Comment ça marche ?</text:p>
      <text:list xml:id="list21229284011" text:style-name="L1">
        <text:list-item>
          <text:p text:style-name="P68">Tout d'abord, le mot-clé UPDATE permet de dire qu'on va modifier une entrée.</text:p>
        </text:list-item>
        <text:list-item>
          <text:p text:style-name="P68">Ensuite, le nom de la table (jeux_video).</text:p>
        </text:list-item>
        <text:list-item>
          <text:p text:style-name="P68">Le mot-clé SET, qui sépare le nom de la table de la liste des champs à modifier.</text:p>
        </text:list-item>
        <text:list-item>
          <text:p text:style-name="P68">Viennent ensuite les champs qu'il faut modifier, séparés par des virgules. Ici, on modifie le champ « prix », on lui affecte la valeur « 10 » (prix = 10), puis on fait de même pour le champ nbre_joueurs_max. Les autres champs ne seront pas modifiés.</text:p>
        </text:list-item>
        <text:list-item>
          <text:p text:style-name="P67">Enfin, le mot-clé WHERE est tout simplement indispensable. Il nous permet de dire à MySQL quelle entrée il doit modifier (sinon, toutes les entrées seraient affectées !). On se base très souvent sur le champ ID pour indiquer <text:span text:style-name="Strong_20_Emphasis">quelle entrée</text:span> doit être modifiée. Ici, on suppose que « Battlefield » a été enregistré sous l'ID n<text:span text:style-name="T5">o</text:span> 51.</text:p>
        </text:list-item>
      </text:list>
      <text:p text:style-name="Text_20_body"/>
      <text:p text:style-name="P12">SELECT <text:span text:style-name="T21">Personnes</text:span>.<text:span text:style-name="T22">nom</text:span><text:span text:style-name="T21">, </text:span><text:span text:style-name="T22">nblivres</text:span></text:p>
      <text:p text:style-name="P13">FROM <text:span text:style-name="T21">Personnes </text:span><text:span text:style-name="T10">INNER JOIN </text:span><text:span text:style-name="T21">Bibliothèque</text:span></text:p>
      <text:p text:style-name="P13"><text:span text:style-name="T10">USING </text:span>(<text:span text:style-name="T22">nom</text:span>)</text:p>
      <text:p text:style-name="P9"><text:span text:style-name="T23">ce qui signifie que les deux relations </text:span><text:span text:style-name="T21">Personnes </text:span><text:span text:style-name="T23">et </text:span><text:span text:style-name="T21">Bibliothèque </text:span><text:span text:style-name="T23">sont</text:span></text:p>
      <text:p text:style-name="P20"><text:span text:style-name="T12">concaténée (INNER JOIN) en utilisant (USING) l’attribut </text:span><text:span text:style-name="T13">nom</text:span><text:span text:style-name="T12">.</text:span></text:p>
      <text:p text:style-name="P10"/>
      <text:p text:style-name="P23"><text:span text:style-name="T14">Projection </text:span><text:span text:style-name="T12">: <text:tab/></text:span><text:span text:style-name="T16">SELECT nom_champ1, nom_champ2 FROM nom_table ;</text:span></text:p>
      <text:p text:style-name="P11"/>
      <text:p text:style-name="P23"><text:span text:style-name="T14">Jointure : </text:span><text:span text:style-name="T12"><text:tab/></text:span><text:span text:style-name="T16">SELECT nom_table1.champ1,champ2 </text:span></text:p>
      <text:p text:style-name="P11"><text:tab/><text:tab/>FROM <text:s/>nom_table1,nom_table2</text:p>
      <text:p text:style-name="P11"><text:tab/><text:tab/>WHERE <text:s/>nom_table1.champ_x=nom_table2.champ_x ;</text:p>
      <text:p text:style-name="P17"/>
      <text:p text:style-name="P24"><text:span text:style-name="T15"><text:tab/><text:tab/></text:span><text:span text:style-name="T33">select</text:span><text:span text:style-name="T32"> nomE, nomD</text:span></text:p>
      <text:p text:style-name="P39"><text:tab/><text:tab/>from emp <text:span text:style-name="T34">JOIN</text:span> dept</text:p>
      <text:p text:style-name="P40"><text:tab/><text:tab/><text:span text:style-name="T34">ON</text:span> emp.dept = dept.dept</text:p>
      <text:p text:style-name="P38"/>
      <text:p text:style-name="P37"><text:span text:style-name="T34"><text:tab/><text:tab/></text:span><text:span text:style-name="T36">select</text:span><text:span text:style-name="T35"> nomE, nomD, dept </text:span><text:span text:style-name="T36">from</text:span><text:span text:style-name="T35"> emp </text:span><text:span text:style-name="T36">NATURAL JOIN</text:span><text:span text:style-name="T35"> dept;</text:span></text:p>
      <text:p text:style-name="P14"/>
      <text:p text:style-name="P14"/>
      <text:p text:style-name="P15">double jointure :</text:p>
      <text:p text:style-name="P24"><text:span text:style-name="T20"><text:tab/><text:tab/></text:span><text:span text:style-name="T31">select</text:span><text:span text:style-name="T30"> nomE, nomP</text:span></text:p>
      <text:p text:style-name="P35"><text:tab/><text:tab/><text:span text:style-name="T34">from</text:span> emp, participation, projet</text:p>
      <text:p text:style-name="P35"><text:tab/><text:tab/><text:span text:style-name="T34">where</text:span> emp.matr = participation.matr</text:p>
      <text:p text:style-name="P36"><text:tab/><text:tab/><text:span text:style-name="T34">and</text:span> participation.codeP = projet.codeP</text:p>
      <text:p text:style-name="P36"/>
      <text:p text:style-name="P36"><text:soft-page-break/><text:tab/><text:tab/><text:span text:style-name="T34">select</text:span> nome, nomp</text:p>
      <text:p text:style-name="P35"><text:tab/><text:tab/><text:span text:style-name="T34">from</text:span> emp</text:p>
      <text:p text:style-name="P35"><text:tab/><text:tab/><text:span text:style-name="T34">join</text:span> participation</text:p>
      <text:p text:style-name="P35"><text:tab/><text:tab/><text:span text:style-name="T34">on</text:span> emp.matr = participation.matr</text:p>
      <text:p text:style-name="P35"><text:tab/><text:tab/><text:span text:style-name="T34">join</text:span> projet</text:p>
      <text:p text:style-name="P36"><text:tab/><text:tab/><text:span text:style-name="T34">on</text:span> participation.codep = projet.codep</text:p>
      <text:p text:style-name="P36"/>
      <text:p text:style-name="P36"><text:tab/><text:tab/><text:span text:style-name="T34">select</text:span> nome, nomp </text:p>
      <text:p text:style-name="P36"><text:tab/><text:tab/><text:span text:style-name="T34">from</text:span> emp </text:p>
      <text:p text:style-name="P36"><text:span text:style-name="T34"><text:tab/><text:tab/>NATURAL JOIN</text:span> participation</text:p>
      <text:p text:style-name="P36"><text:tab/><text:tab/><text:span text:style-name="T34">NATURAL JOIN</text:span> projet;</text:p>
      <text:p text:style-name="P16"/>
      <text:p text:style-name="P44"><text:span text:style-name="T17">Selection :</text:span><text:span text:style-name="T11"><text:tab/></text:span><text:span text:style-name="T18">SELECT </text:span><text:span text:style-name="T19">*</text:span><text:span text:style-name="T9">FROM</text:span><text:span text:style-name="T7"> <text:s/></text:span><text:span text:style-name="T8">Personnes</text:span></text:p>
      <text:p text:style-name="P43"><text:tab/><text:tab/><text:span text:style-name="T34">WHERE</text:span> <text:span text:style-name="T22">nom </text:span>= ‘’Dupond’’</text:p>
      <text:p text:style-name="P18"/>
      <text:p text:style-name="P5"/>
      <text:p text:style-name="P6">TD1 exo5 :</text:p>
      <text:p text:style-name="P7">les tables <text:span text:style-name="T24">: <text:tab/>OUVRAGE(</text:span><text:span text:style-name="T4"> #Isbn</text:span><text:span text:style-name="T24"> ,titre)</text:span></text:p>
      <text:p text:style-name="P7"><text:span text:style-name="T24"><text:tab/><text:tab/>EXEMPLAIRE (#</text:span><text:span text:style-name="T4">cote</text:span><text:span text:style-name="T24">, #Isbn, empruntable)</text:span></text:p>
      <text:p text:style-name="P7"><text:span text:style-name="T24"><text:tab/><text:tab/>AUTEUR(#</text:span><text:span text:style-name="T4">numauteur</text:span><text:span text:style-name="T24">,nom,prenom)</text:span></text:p>
      <text:p text:style-name="P7"><text:span text:style-name="T24"><text:tab/><text:tab/>Aecrit(#</text:span><text:span text:style-name="T4">numauteur</text:span><text:span text:style-name="T24">, #</text:span><text:span text:style-name="T4">Isbn</text:span><text:span text:style-name="T24">)</text:span></text:p>
      <text:p text:style-name="P7"><text:span text:style-name="T24"><text:tab/><text:tab/>MEMBRE(#</text:span><text:span text:style-name="T4">numero</text:span><text:span text:style-name="T24">,nommb,prenommb)</text:span></text:p>
      <text:p text:style-name="P7"><text:span text:style-name="T24"><text:tab/><text:tab/>EMPRUNT(#</text:span><text:span text:style-name="T4">numero</text:span><text:span text:style-name="T24">,#</text:span><text:span text:style-name="T4">cote</text:span><text:span text:style-name="T24">,</text:span><text:span text:style-name="T4">dateemprunt</text:span><text:span text:style-name="T24">,dateretour)</text:span></text:p>
      <text:p text:style-name="P8"/>
      <text:p text:style-name="P8">1)<text:tab/>noms et prenoms des auteurs ou au moins un ouvrage est inscrit dans la bibliotheque.</text:p>
      <text:p text:style-name="P26"><text:tab/>∏ nom,prenom(AUTEUR jointure (Aecrit jointureOUVRAGE)</text:p>
      <text:p text:style-name="P26"/>
      <text:p text:style-name="P26">∩ 2)<text:tab/>la cote des livres empruntés par xy</text:p>
      <text:list xml:id="list1142433262" text:style-name="L2">
        <text:list-header>
          <text:p text:style-name="P55">∏ cote(EMPRUNT jointure (σ nom=x et prenom=y MEMBRE))</text:p>
        </text:list-header>
      </text:list>
      <text:p text:style-name="P26"/>
      <text:p text:style-name="P26">3)les noms des personnes ayant realise un emprunt depuis le 10/02/2007</text:p>
      <text:p text:style-name="P26"><text:tab/>∏nommb(MEMBRE jointure (σ dateemrunt&gt;10/02/2007 EMPRUNT)</text:p>
      <text:p text:style-name="P26"/>
      <text:p text:style-name="P26">4)<text:tab/>La cote des exemplaires empruntables de l'ouvrage de nom z</text:p>
      <text:list xml:id="list237377094" text:style-name="L3">
        <text:list-header>
          <text:p text:style-name="P66">( ∏cote ((σ nom=z OUVRAGE) jointure (σ empruntable=1 EXEMPLAIRE)))</text:p>
        </text:list-header>
      </text:list>
      <text:p text:style-name="P26"/>
      <text:list xml:id="list1965881514" text:continue-numbering="true" text:style-name="L3">
        <text:list-item>
          <text:p text:style-name="P56">la cote des exemplaires presents dans les rayons</text:p>
          <text:p text:style-name="P66"><text:s/>∏cote(exemplaire) - ( <text:s/>∏cote emprunt)</text:p>
          <text:p text:style-name="P66"/>
        </text:list-item>
        <text:list-item>
          <text:p text:style-name="P66">le nombred'eemplaires du livre z</text:p>
          <text:p text:style-name="P66"/>
        </text:list-item>
        <text:list-item>
          <text:p text:style-name="P66">lestitres des livres de l'auteur t u</text:p>
          <text:p text:style-name="P66"><text:s/>∏titre (ouvrage X (Aecrit X <text:s/>σ nom=x et prenom=y auteur))</text:p>
          <text:p text:style-name="P66"/>
        </text:list-item>
        <text:list-item>
          <text:p text:style-name="P66">les titres des livres empruntes par x y</text:p>
          <text:p text:style-name="P66">∏titre (ouvrage X exemplaire X emprunt X <text:s/>(σ nom=x et preno=y auteur))</text:p>
          <text:p text:style-name="P66"/>
        </text:list-item>
        <text:list-item>
          <text:p text:style-name="P66">les noms des auteurs des livres empruntes par x y</text:p>
          <text:p text:style-name="P66">∏noms(auteur X Aecrit X exemplaire X emprunt X ( <text:s/>σ nom=x et prenom=y membre))</text:p>
        </text:list-item>
      </text:list>
      <text:p text:style-name="P26"/>
      <text:p text:style-name="P26"/>
      <text:p text:style-name="P26"/>
      <text:p text:style-name="P33"><text:soft-page-break/>TP1 PRISE EN MAIN MYSQL</text:p>
      <text:p text:style-name="P30"/>
      <text:p text:style-name="P26">'4.1)</text:p>
      <text:p text:style-name="P26"><text:span text:style-name="T34">SELECT</text:span> V.immatriculation,modele, C.*</text:p>
      <text:p text:style-name="P26"><text:span text:style-name="T34">FROM</text:span> VEHICULE V, CLIENT C</text:p>
      <text:p text:style-name="P26"><text:span text:style-name="T34">WHERE</text:span> C.num_secu='1710549123456'</text:p>
      <text:p text:style-name="P26"><text:span text:style-name="T34">AND</text:span> C.num_secu = V.num_secu;</text:p>
      <text:p text:style-name="P26"/>
      <text:p text:style-name="P26">selectionne les champs immatriculation et modele de la table voiture et tous les champs de CLIENT(C.*)</text:p>
      <text:p text:style-name="P26">de la table VEHICULE <text:s/>et CLIENT<text:tab/>(C et V sont des allias pour ne pas renommer avant ou ensuite mais utilisable seulement avec FROM)</text:p>
      <text:p text:style-name="P26">quand (condition) num_secu de la table CLIENT est egale à 1710569123456</text:p>
      <text:p text:style-name="P26">et que num_secu de CLIENT est egal à num_secu de VEHICULE</text:p>
      <text:p text:style-name="P26"/>
      <text:p text:style-name="P26">'4.2)</text:p>
      <text:p text:style-name="P26"/>
      <text:p text:style-name="P26"><text:span text:style-name="T34">SELECT</text:span> num_secu </text:p>
      <text:p text:style-name="P26"><text:span text:style-name="T34">FROM</text:span> CLIENT </text:p>
      <text:p text:style-name="P26"><text:span text:style-name="T34">WHERE</text:span> nom_client = 'Rudoux';</text:p>
      <text:p text:style-name="P26"/>
      <text:p text:style-name="P26">'4.3)</text:p>
      <text:p text:style-name="P26"/>
      <text:p text:style-name="P26"><text:span text:style-name="T34">SELECT</text:span> C.nom_client,prenom_client, V.immatriculation</text:p>
      <text:p text:style-name="P26"><text:span text:style-name="T34">FROM</text:span> CLIENT C, VEHICULE V </text:p>
      <text:p text:style-name="P26"><text:span text:style-name="T34">WHERE</text:span> C.num_secu = V.num_secu;</text:p>
      <text:p text:style-name="P26"/>
      <text:p text:style-name="P26">'4.4)</text:p>
      <text:p text:style-name="P26"/>
      <text:p text:style-name="P26"><text:span text:style-name="T34">SELECT</text:span> V.immatriculation,date_circul</text:p>
      <text:p text:style-name="P26"><text:span text:style-name="T34">FROM</text:span> CLIENT C,VEHICULE V</text:p>
      <text:p text:style-name="P26"><text:span text:style-name="T34">WHERE</text:span> C.num_secu=V.num_secu </text:p>
      <text:p text:style-name="P26"><text:span text:style-name="T34">AND</text:span> C.nom_client='Rudoux';</text:p>
      <text:p text:style-name="P26"/>
      <text:p text:style-name="P26">'4.5)</text:p>
      <text:p text:style-name="P26"/>
      <text:p text:style-name="P26"><text:span text:style-name="T34">SELECT</text:span> num_sinis</text:p>
      <text:p text:style-name="P26">F<text:span text:style-name="T34">ROM</text:span> SINISTRE S</text:p>
      <text:p text:style-name="P26"><text:span text:style-name="T34">WHERE</text:span> montant_rep='NULL';</text:p>
      <text:p text:style-name="Heading"/>
      <text:p text:style-name="P26">'4.6)</text:p>
      <text:p text:style-name="P26"/>
      <text:p text:style-name="P26"><text:span text:style-name="T34">SELECT</text:span> C.nom_client, S.num_sinis </text:p>
      <text:p text:style-name="P26"><text:span text:style-name="T34">FROM</text:span> CLIENT C, SINISTRE S </text:p>
      <text:p text:style-name="P26"><text:span text:style-name="T34">WHERE</text:span> S.num_sinis&lt;'200210&amp;&amp;&gt;=200201' </text:p>
      <text:p text:style-name="P26"><text:span text:style-name="T34">AND</text:span> C.num_secu=S.num_secu; </text:p>
      <text:p text:style-name="P26"/>
      <text:p text:style-name="P30">correction des tables :</text:p>
      <text:p text:style-name="P26">create table client</text:p>
      <text:p text:style-name="P26">(numss char(13) primary key,</text:p>
      <text:p text:style-name="P26"><text:soft-page-break/>nom varchar(20),</text:p>
      <text:p text:style-name="P26">prenom varchar(20),</text:p>
      <text:p text:style-name="P26">) ;</text:p>
      <text:p text:style-name="P26">create table vehicule</text:p>
      <text:p text:style-name="P26">(numimmat char(9) primary key,</text:p>
      <text:p text:style-name="P26">modelevarchar(10),</text:p>
      <text:p text:style-name="P26">annee numeric(4),</text:p>
      <text:p text:style-name="P26">numss char(13)</text:p>
      <text:p text:style-name="P26">) ;</text:p>
      <text:p text:style-name="P26">create table sinistre</text:p>
      <text:p text:style-name="P26">(numero numeric(10) ,</text:p>
      <text:p text:style-name="P26">numimmat char(9),</text:p>
      <text:p text:style-name="P26">responsabilite numeric(3),</text:p>
      <text:p text:style-name="P26">montant numeric(10,2),</text:p>
      <text:p text:style-name="P26">constraint sinistrekey primary key (numero)</text:p>
      <text:p text:style-name="P26">) ;</text:p>
      <text:p text:style-name="P26"/>
      <text:p text:style-name="P48">LOGITHEQUE UBUNTU : installer libqt4-sql-mysql</text:p>
      <text:p text:style-name="P48">puis lancer tora <text:s/>dans <text:s text:c="2"/>application /programmation/tora<text:tab/>pour programmer et tester en mysql</text:p>
      <text:p text:style-name="P26"/>
      <text:p text:style-name="P26">a essayer</text:p>
      <text:p text:style-name="P26">select num_secu AS « numero de securite sociale » from client  vhere nom_client='Rudoux' ;</text:p>
      <text:p text:style-name="P30"/>
      <text:p text:style-name="P30">jeudi 11 octobre 2012 chapitre 5</text:p>
      <text:p text:style-name="P26">créer une vue :<text:tab/>create view</text:p>
      <text:p text:style-name="P26">créer un index :<text:tab/>create index nomindex ON nomtable(nomattribut)</text:p>
      <text:p text:style-name="P26"><text:s/></text:p>
      <text:p text:style-name="P26"/>
      <text:p text:style-name="P26"/>
      <text:p text:style-name="P30"/>
      <text:p text:style-name="P53">jeudi 20 septembre 2012</text:p>
      <text:p text:style-name="P26"/>
      <text:p text:style-name="P32">TD 2 : exo1</text:p>
      <text:p text:style-name="P32"><text:span text:style-name="T25">etudiant(</text:span><text:span text:style-name="T24">ine</text:span><text:span text:style-name="T25">, nom, prenom, cursus)</text:span></text:p>
      <text:p text:style-name="P28"><text:span text:style-name="T24">enseignement (</text:span><text:span text:style-name="T4">cursus</text:span><text:span text:style-name="T24">,</text:span><text:span text:style-name="T4"> nomcours</text:span><text:span text:style-name="T24">, coef,nbheures)</text:span><text:span text:style-name="T28">|X|</text:span></text:p>
      <text:p text:style-name="P28"><text:span text:style-name="T24">note(</text:span><text:span text:style-name="T4">ine,nomcours,</text:span><text:span text:style-name="T24">note)</text:span></text:p>
      <text:p text:style-name="P28"><text:span text:style-name="T24">personnel</text:span><text:span text:style-name="T4">(numero</text:span><text:span text:style-name="T24">,nompers,prenompers)</text:span></text:p>
      <text:p text:style-name="P28"><text:span text:style-name="T24">enseigne(</text:span><text:span text:style-name="T4">numero, cursus,nomcours</text:span><text:span text:style-name="T24">)</text:span></text:p>
      <text:p text:style-name="P26">EDT(cursus,nomcours,numero,<text:span text:style-name="T3">jour,heure,salle)</text:span></text:p>
      <text:p text:style-name="P26"><text:tab/>cles possibles pour edt:{jour,heure,salle} , {numero,jour,heure} , {cursus,jour,heure}</text:p>
      <text:p text:style-name="P26"/>
      <text:list xml:id="list1331210266" text:style-name="L4">
        <text:list-item>
          <text:p text:style-name="P57">les numeros ine des etudiants inscrits dans le cursus c</text:p>
          <text:p text:style-name="P57">∏ine ( <text:s/><text:span text:style-name="T2">σ</text:span><text:span text:style-name="T29"> cursus=c etudiant)</text:span></text:p>
          <text:p text:style-name="P58"/>
        </text:list-item>
        <text:list-item>
          <text:p text:style-name="P58">la matiere enseignée dans la salle 106 le mardi a 11h</text:p>
          <text:p text:style-name="P57"><text:span text:style-name="T29">∏nomcours ( </text:span><text:span text:style-name="T2">σ</text:span> jour=mardi et heure=11 et salle=106 edt)</text:p>
          <text:p text:style-name="P57"/>
        </text:list-item>
        <text:list-item>
          <text:p text:style-name="P57">les noms des enseignements que doit suivre l'etudiant de nom n et de prenom p</text:p>
          <text:p text:style-name="P57"><text:s/><text:span text:style-name="T29">∏nomcours ((enseignement |X| ( <text:s/></text:span><text:span text:style-name="T2">σ</text:span>nom=n et prenom=p etudiant)</text:p>
          <text:p text:style-name="P57"/>
        </text:list-item>
        <text:list-item>
          <text:p text:style-name="P57">les noms des etudiants n'ayant pas cours le jeudi a 10h</text:p>
          <text:p text:style-name="P57"><text:span text:style-name="T29">∏nom (etudiant |X| (edt - ( </text:span><text:span text:style-name="T2">σ</text:span>jour=jeudi et heure=10 edt)))</text:p>
          <text:p text:style-name="P57"/>
        </text:list-item>
        <text:list-item>
          <text:p text:style-name="P57">les numeros des enseignants qui interviennent ala fois dans le cursus c1 et c2</text:p>
          <text:p text:style-name="P57"><text:span text:style-name="T29">(∏numero ( <text:s/></text:span><text:span text:style-name="T2">σ</text:span>cursus=c1 enseigne)) ∩ <text:s/><text:span text:style-name="T29">(∏numero ( <text:s/></text:span><text:span text:style-name="T2">σ</text:span>cursus=c2 enseigne))</text:p>
          <text:p text:style-name="P57"/>
        </text:list-item>
        <text:list-item>
          <text:p text:style-name="P57">les numeros des enseignants qui interviennet sur tousles cursus.</text:p>
        </text:list-item>
      </text:list>
      <text:p text:style-name="P2"><text:tab/><text:span text:style-name="T29">∏numero</text:span><text:span text:style-name="T26"> cursus enseigne) / ∏cursus enseigne</text:span></text:p>
      <text:p text:style-name="P27"/>
      <text:p text:style-name="P29">TD 2 : exo2</text:p>
      <text:p text:style-name="P27"/>
      <text:p text:style-name="P31">lundi 24 septembre 2012</text:p>
      <text:p text:style-name="P27">le tri dans une base se fait qu'au moment de l'affichage.</text:p>
      <text:p text:style-name="P27">Avec les champs auto incrementé si on suppreime une ligne les autres ne sont pas réattribués.</text:p>
      <text:p text:style-name="P27"/>
      <text:p text:style-name="P29">TP 2 : quetion 1<text:span text:style-name="T24"> (projet sql sur tora tp2)</text:span></text:p>
      <text:p text:style-name="P34">Create tablemMembre(</text:p>
      <text:p text:style-name="P34">numero integer primary key auto_increment,</text:p>
      <text:p text:style-name="P34">nom varchar (20),</text:p>
      <text:p text:style-name="P34">prenom varchar(20),</text:p>
      <text:p text:style-name="P34">superieur integer) ;</text:p>
      <text:p text:style-name="P34">create table projet(</text:p>
      <text:p text:style-name="P34">nom varchar(10) primary key,</text:p>
      <text:p text:style-name="P34">priorite numeric(2),</text:p>
      <text:p text:style-name="P34">dirigeant integer,</text:p>
      <text:p text:style-name="P34">echeance date) ;</text:p>
      <text:p text:style-name="P34">create table affectation(</text:p>
      <text:p text:style-name="P34">employe integer,</text:p>
      <text:p text:style-name="P34">projet varchar(10),</text:p>
      <text:p text:style-name="P34">contraint akey primary key(employe, projet)) ;</text:p>
      <text:p text:style-name="P34"/>
      <text:p text:style-name="P34"/>
      <text:p text:style-name="P34"/>
      <text:p text:style-name="P31"><text:soft-page-break/>jeudi 27 septembre 2012</text:p>
      <text:p text:style-name="P29">TD 2 : exo2 <text:span text:style-name="T24">gestion de bus d'une entreprise</text:span></text:p>
      <text:p text:style-name="P29"><text:span text:style-name="T24">vehicule (</text:span><text:span text:style-name="T4">imma</text:span><text:span text:style-name="T24">, modele, nbplaces, numligne) </text:span></text:p>
      <text:p text:style-name="P29"><text:span text:style-name="T24">ligne (</text:span><text:span text:style-name="T4">numligne</text:span><text:span text:style-name="T24">, </text:span><text:span text:style-name="T4">arret</text:span><text:span text:style-name="T24"> , ordre</text:span><text:span text:style-name="T4">)</text:span></text:p>
      <text:p text:style-name="Standard">certification<text:span text:style-name="T26">( </text:span><text:span text:style-name="T27">nom</text:span><text:span text:style-name="T26">, </text:span><text:span text:style-name="T27">modele</text:span><text:span text:style-name="T26">)</text:span></text:p>
      <text:p text:style-name="P29"><text:span text:style-name="T24">affectation (</text:span><text:span text:style-name="T4">nom</text:span><text:span text:style-name="T24">, </text:span><text:span text:style-name="T4">numligne)</text:span></text:p>
      <text:p text:style-name="P27"/>
      <text:p text:style-name="P26"><text:span text:style-name="T29">|X| <text:s/><text:tab/>∏<text:tab/></text:span><text:span text:style-name="T2">σ</text:span></text:p>
      <text:list xml:id="list155494618" text:style-name="L5">
        <text:list-item>
          <text:p text:style-name="P59">les vehicules que peut conduire l'employe de nom n</text:p>
        </text:list-item>
      </text:list>
      <text:p text:style-name="P26"><text:span text:style-name="T29">∏ imma(vehicule|X|(( </text:span><text:span text:style-name="T2">σ</text:span>nom=n certification)<text:span text:style-name="T29">|X| (</text:span><text:span text:style-name="T2">σ</text:span>nom=n affectation)))</text:p>
      <text:p text:style-name="P26"/>
      <text:list xml:id="list1322983103" text:style-name="L6">
        <text:list-item>
          <text:p text:style-name="P60">les noms des modeles de vehicules sur lequel n n'est pas certifié</text:p>
        </text:list-item>
      </text:list>
      <text:p text:style-name="P26"><text:span text:style-name="T29">(∏ modele(vehicule)) - (∏ modele(</text:span><text:span text:style-name="T2">σ</text:span>nom=n certification))</text:p>
      <text:p text:style-name="P26"/>
      <text:list xml:id="list1968839654" text:style-name="L7">
        <text:list-item>
          <text:p text:style-name="P61">les noms des arrets desservis par toutes les lignes</text:p>
        </text:list-item>
      </text:list>
      <text:p text:style-name="P27">ligne % (∏numligne(ligne))</text:p>
      <text:p text:style-name="P27"/>
      <text:list xml:id="list1221003623" text:style-name="L8">
        <text:list-item>
          <text:p text:style-name="P62">quelles lignes de bus permettent d'alller de l'arret A à l'arret B sans changement</text:p>
        </text:list-item>
      </text:list>
      <text:p text:style-name="P26"><text:span text:style-name="T29">(∏numligne(</text:span><text:span text:style-name="T2">σ</text:span>arret=A(ligne))∩<text:span text:style-name="T29">(∏numligne(</text:span><text:span text:style-name="T2">σ</text:span>arret=B(ligne))</text:p>
      <text:p text:style-name="P26"/>
      <text:list xml:id="list2089210761" text:style-name="L9">
        <text:list-item>
          <text:p text:style-name="P63">quelles lignes de bus permettent d'aller de l'arret A à l'arret B avec 1 changement</text:p>
        </text:list-item>
      </text:list>
      <text:p text:style-name="P26"><text:span text:style-name="T29">∏numligne((ligne |X| (∏numligne(</text:span><text:span text:style-name="T2">σ</text:span>arret=A(ligne))) <text:span text:style-name="T29">|X| (ligne |X| (∏numligne(</text:span><text:span text:style-name="T2">σ</text:span>arret=B(ligne))))</text:p>
      <text:p text:style-name="P26"/>
      <text:list xml:id="list1383471881" text:style-name="L10">
        <text:list-item>
          <text:p text:style-name="P64">quelles lignes de bus permettent d'alller de l'arret A à l'arret B</text:p>
          <text:list>
            <text:list-header>
              <text:p text:style-name="P64">ce n'est pas possible.</text:p>
            </text:list-header>
          </text:list>
        </text:list-item>
      </text:list>
      <text:p text:style-name="P27"/>
      <text:p text:style-name="P31">Lundi 8 octobre 2012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LKREXX+LMSans10-Regular" svg:font-family="LKREXX+LMSans10-Regular" style:font-family-generic="swiss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 PL KaitiM GB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7T09:25:28</meta:creation-date>
    <dc:date>2012-10-11T12:03:55</dc:date>
    <dc:creator>Compte etudiant</dc:creator>
    <meta:editing-duration>PT5H36M32S</meta:editing-duration>
    <meta:editing-cycles>29</meta:editing-cycles>
    <meta:generator>LibreOffice/3.5$Linux_x86 LibreOffice_project/350m1$Build-2</meta:generator>
    <meta:document-statistic meta:table-count="2" meta:image-count="0" meta:object-count="0" meta:page-count="8" meta:paragraph-count="273" meta:word-count="1538" meta:character-count="9310" meta:non-whitespace-character-count="8893"/>
  </office:meta>
</office:document-meta>
</file>